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7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83d3c" style:font-name="Liberation Serif" fo:font-weight="bold" style:font-name-asian="Segoe UI" style:font-weight-asian="bold" style:font-name-complex="Tahoma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 style:font-name="Liberation Serif" fo:font-weight="bold" style:font-name-asian="Segoe UI" style:font-weight-asian="bold" style:font-name-complex="Tahoma" style:font-weight-complex="bold"/>
    </style:style>
    <style:style style:name="ce4" style:family="table-cell" style:parent-style-name="Default">
      <style:text-properties style:font-name="Liberation Serif" fo:font-weight="bold" style:font-weight-asian="bold" style:font-weight-complex="bold"/>
    </style:style>
    <style:style style:name="ce5" style:family="table-cell" style:parent-style-name="Default">
      <style:text-properties fo:color="#ff0000" style:font-name="Liberation Seri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1"/>
        <table:table-row table:style-name="ro1" table:number-rows-repeated="4"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029A</text:p>
          </table:table-cell>
          <table:table-cell office:value-type="string" calcext:value-type="string">
            <text:p>&lt;vA&lt;AA&gt;&gt;^AvAA&lt;^A&gt;A&lt;v&lt;A&gt;&gt;^AvA^A&lt;vA&gt;^A&lt;v&lt;A&gt;^A&gt;AAvA^A&lt;v&lt;A&gt;A&gt;^AAAvA&lt;^A&gt;A 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v&lt;A&lt;AA&gt;&gt;^AvAA^&lt;A&gt;Av&lt;&lt;A&gt;&gt;^AvA^Av&lt;A&gt;^A&lt;Av&lt;A&gt;&gt;^AAvA^Av&lt;A&lt;A&gt;&gt;^AAAvA^&lt;A&gt;A</text:p>
          </table:table-cell>
        </table:table-row>
        <table:table-row table:style-name="ro1">
          <table:table-cell/>
          <table:table-cell table:style-name="ce1" office:value-type="string" calcext:value-type="string">
            <text:p>980A </text:p>
          </table:table-cell>
          <table:table-cell office:value-type="string" calcext:value-type="string">
            <text:p>&lt;v&lt;A&gt;&gt;^AAAvA^A&lt;vA&lt;AA&gt;&gt;^AvAA&lt;^A&gt;A&lt;v&lt;A&gt;A&gt;^AAAvA&lt;^A&gt;A&lt;vA&gt;^A&lt;A&gt;A 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v&lt;&lt;A&gt;&gt;^AAAvA^Av&lt;A&lt;AA&gt;&gt;^AvAA^&lt;A&gt;Av&lt;A&lt;A&gt;&gt;^AAAvA^&lt;A&gt;Av&lt;A&gt;^A&lt;A&gt;A</text:p>
          </table:table-cell>
        </table:table-row>
        <table:table-row table:style-name="ro1">
          <table:table-cell/>
          <table:table-cell table:style-name="ce3" office:value-type="string" calcext:value-type="string">
            <text:p>179A </text:p>
          </table:table-cell>
          <table:table-cell office:value-type="string" calcext:value-type="string">
            <text:p>&lt;v&lt;A&gt;&gt;^A&lt;vA&lt;A&gt;&gt;^AAvAA&lt;^A&gt;A&lt;v&lt;A&gt;&gt;^AAvA^A&lt;vA&gt;^AA&lt;A&gt;A&lt;v&lt;A&gt;A&gt;^AAAvA&lt;^A&gt;A 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v&lt;A&lt;AA&gt;&gt;^AvA^&lt;A&gt;Av&lt;A&lt;A&gt;&gt;^AvAA^&lt;A&gt;Av&lt;&lt;A&gt;&gt;^AAvA^Av&lt;A&gt;^AA&lt;A&gt;Av&lt;A&lt;A&gt;&gt;^AAAvA^&lt;A&gt;A</text:p>
          </table:table-cell>
        </table:table-row>
        <table:table-row table:style-name="ro1">
          <table:table-cell/>
          <table:table-cell table:style-name="ce3" office:value-type="string" calcext:value-type="string">
            <text:p>456A </text:p>
          </table:table-cell>
          <table:table-cell office:value-type="string" calcext:value-type="string">
            <text:p>&lt;v&lt;A&gt;&gt;^AA&lt;vA&lt;A&gt;&gt;^AAvAA&lt;^A&gt;A&lt;vA&gt;^A&lt;A&gt;A&lt;vA&gt;^A&lt;A&gt;A&lt;v&lt;A&gt;A&gt;^AAvA&lt;^A&gt;A 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v&lt;A&lt;AA&gt;&gt;^AvA^&lt;A&gt;Av&lt;A&lt;A&gt;&gt;^AvA^&lt;A&gt;AvA^Av&lt;A&gt;^A&lt;A&gt;Av&lt;A&gt;^A&lt;A&gt;Av&lt;A&lt;A&gt;&gt;^AAvA^&lt;A&gt;A</text:p>
          </table:table-cell>
        </table:table-row>
        <table:table-row table:style-name="ro1">
          <table:table-cell/>
          <table:table-cell table:style-name="ce1" office:value-type="string" calcext:value-type="string">
            <text:p>379A </text:p>
          </table:table-cell>
          <table:table-cell office:value-type="string" calcext:value-type="string">
            <text:p>&lt;v&lt;A&gt;&gt;^AvA^A&lt;vA&lt;AA&gt;&gt;^AAvA&lt;^A&gt;AAvA^A&lt;vA&gt;^AA&lt;A&gt;A&lt;v&lt;A&gt;A&gt;^AAAvA&lt;^A&gt;A 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v&lt;&lt;A&gt;&gt;^AvA^Av&lt;A&lt;AA&gt;&gt;^AAvA^&lt;A&gt;AavA^Av&lt;A&gt;^AA&lt;A&gt;Av&lt;A&lt;A&gt;&gt;^AAAvA^&lt;A&gt;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1T15:13:17.837000000</meta:creation-date>
    <dc:date>2024-12-21T18:51:41.374000000</dc:date>
    <meta:editing-duration>PT3H17M14S</meta:editing-duration>
    <meta:editing-cycles>1</meta:editing-cycles>
    <meta:document-statistic meta:table-count="1" meta:cell-count="15" meta:object-count="0"/>
    <meta:generator>LibreOffice/24.2.3.2$Windows_X86_64 LibreOffice_project/433d9c2ded56988e8a90e6b2e771ee4e6a5ab2ba</meta:generator>
  </office:meta>
</office:document-meta>
</file>